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U_bias / V</text:p>
          </table:table-cell>
          <table:table-cell office:value-type="string" calcext:value-type="string">
            <text:p>I / mu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0" calcext:value-type="float">
            <text:p>130</text:p>
          </table:table-cell>
          <table:table-cell office:value-type="float" office:value="0.129" calcext:value-type="float">
            <text:p>0,1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office:value-type="float" office:value="0.129" calcext:value-type="float">
            <text:p>0,1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office:value-type="float" office:value="0.129" calcext:value-type="float">
            <text:p>0,1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4" calcext:value-type="float">
            <text:p>124</text:p>
          </table:table-cell>
          <table:table-cell office:value-type="float" office:value="0.129" calcext:value-type="float">
            <text:p>0,1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2" calcext:value-type="float">
            <text:p>122</text:p>
          </table:table-cell>
          <table:table-cell office:value-type="float" office:value="0.128" calcext:value-type="float">
            <text:p>0,1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0.128" calcext:value-type="float">
            <text:p>0,1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0.128" calcext:value-type="float">
            <text:p>0,1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0.128" calcext:value-type="float">
            <text:p>0,1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0.127" calcext:value-type="float">
            <text:p>0,1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2" calcext:value-type="float">
            <text:p>112</text:p>
          </table:table-cell>
          <table:table-cell office:value-type="float" office:value="0.127" calcext:value-type="float">
            <text:p>0,1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float" office:value="0.126" calcext:value-type="float">
            <text:p>0,1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office:value-type="float" office:value="0.126" calcext:value-type="float">
            <text:p>0,1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float" office:value="0.126" calcext:value-type="float">
            <text:p>0,1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4" calcext:value-type="float">
            <text:p>104</text:p>
          </table:table-cell>
          <table:table-cell office:value-type="float" office:value="0.125" calcext:value-type="float">
            <text:p>0,1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0.125" calcext:value-type="float">
            <text:p>0,1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0.123" calcext:value-type="float">
            <text:p>0,1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0.123" calcext:value-type="float">
            <text:p>0,1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float" office:value="0.122" calcext:value-type="float">
            <text:p>0,1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0.121" calcext:value-type="float">
            <text:p>0,1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0.121" calcext:value-type="float">
            <text:p>0,1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office:value-type="float" office:value="0.119" calcext:value-type="float">
            <text:p>0,1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119" calcext:value-type="float">
            <text:p>0,1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0.118" calcext:value-type="float">
            <text:p>0,1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0.117" calcext:value-type="float">
            <text:p>0,1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0.116" calcext:value-type="float">
            <text:p>0,1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0.115" calcext:value-type="float">
            <text:p>0,1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0.115" calcext:value-type="float">
            <text:p>0,1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0.114" calcext:value-type="float">
            <text:p>0,1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0.113" calcext:value-type="float">
            <text:p>0,1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0.111" calcext:value-type="float">
            <text:p>0,1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0.108" calcext:value-type="float">
            <text:p>0,1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0.106" calcext:value-type="float">
            <text:p>0,1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0.105" calcext:value-type="float">
            <text:p>0,1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0.103" calcext:value-type="float">
            <text:p>0,1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0.101" calcext:value-type="float">
            <text:p>0,1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0.099" calcext:value-type="float">
            <text:p>0,0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0.097" calcext:value-type="float">
            <text:p>0,0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0.095" calcext:value-type="float">
            <text:p>0,0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0.092" calcext:value-type="float">
            <text:p>0,0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0.089" calcext:value-type="float">
            <text:p>0,0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0.086" calcext:value-type="float">
            <text:p>0,0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.082" calcext:value-type="float">
            <text:p>0,0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0.071" calcext:value-type="float">
            <text:p>0,0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.066" calcext:value-type="float">
            <text:p>0,0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062" calcext:value-type="float">
            <text:p>0,0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.058" calcext:value-type="float">
            <text:p>0,0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46" calcext:value-type="float">
            <text:p>0,0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 table:number-rows-repeated="7">
          <table:table-cell/>
          <table:table-cell table:style-name="ce1"/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04:32:12.510970721</meta:creation-date>
    <dc:date>2018-07-18T05:13:46.567089358</dc:date>
    <meta:editing-duration>PT39M43S</meta:editing-duration>
    <meta:editing-cycles>15</meta:editing-cycles>
    <meta:generator>LibreOffice/4.2.8.2$Linux_X86_64 LibreOffice_project/420m0$Build-2</meta:generator>
    <meta:document-statistic meta:table-count="1" meta:cell-count="205" meta:object-count="0"/>
  </office:meta>
</office:document-meta>
</file>